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1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852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Стили_20_стрелок_20_1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032cm" fo:min-width="5.751cm"/>
      <style:paragraph-properties style:writing-mode="lr-tb"/>
    </style:style>
    <style:style style:name="gr5" style:family="graphic" style:parent-style-name="standard">
      <style:graphic-properties draw:marker-start="Circle" draw:marker-start-width="0.3cm" draw:marker-end="Стили_20_стрелок_20_2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5cm" svg:height="6cm" svg:x="3cm" svg:y="2cm">
          <text:p text:style-name="P1">Server_01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cm" svg:x="6cm" svg:y="4.75cm">
          <text:p text:style-name="P1">Charle_age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079cm" svg:y1="7.747cm" svg:x2="9.171cm" svg:y2="12.003cm">
          <text:p/>
        </draw:line>
        <draw:custom-shape draw:style-name="gr4" draw:text-style-name="P1" draw:layer="layout" svg:width="6.25cm" svg:height="5.25cm" svg:x="6.25cm" svg:y="12cm">
          <text:p text:style-name="P1">PostgreSQL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5cm" svg:height="6cm" svg:x="3.25cm" svg:y="21.25cm">
          <text:p text:style-name="P1"><text:line-break/><text:line-break/><text:line-break/><text:line-break/><text:line-break/>Deskto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cm" svg:x="5cm" svg:y="22cm">
          <text:p text:style-name="P1">Charle_clie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5cm" svg:y1="17.25cm" svg:x2="9.5cm" svg:y2="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0:25:54.874347908</meta:creation-date>
    <dc:date>2023-07-11T10:34:57.184981129</dc:date>
    <meta:editing-duration>PT9M2S</meta:editing-duration>
    <meta:editing-cycles>1</meta:editing-cycles>
    <meta:document-statistic meta:object-count="7"/>
    <meta:generator>LibreOffice/7.3.7.2$Linux_X86_64 LibreOffice_project/30$Build-2</meta:generator>
  </office:meta>
</office:document-meta>
</file>